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Heading1_20_Without_20_Numbering" style:master-page-name="Standard">
      <style:paragraph-properties style:page-number="auto"/>
    </style:style>
    <style:style style:name="P4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4" svg:width="6.4996in" svg:height="0.135in" svg:x="-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text:list xml:id="list8956211767841868309" text:style-name="Appendix_20_Numbering">
        <text:list-item>
          <text:p text:style-name="P3">XML Schema for jdo.xml</text:p>
        </text:list-item>
      </text:list>
      <text:p text:style-name="P2">&lt;?xml version=”1.0” encoding=”UTF-8”?&gt;</text:p>
      <text:p text:style-name="P2">&lt;xs:schema targetNamespace=”http://java.sun.com/xml/ns/jdo/jdo”</text:p>
      <text:p text:style-name="P2"><text:s text:c="11"/>xmlns=”http://java.sun.co<text:bookmark text:name="_GoBack"/>m/xml/ns/jdo/jdo”</text:p>
      <text:p text:style-name="P2"><text:s text:c="11"/>xmlns:xs=”http://www.w3.org/2001/XMLSchema”</text:p>
      <text:p text:style-name="P2"><text:s text:c="11"/>version=”3.0”&gt;</text:p>
      <text:p text:style-name="P2"><text:s text:c="4"/>&lt;xs:element name=”jdo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package”/&gt;</text:p>
      <text:p text:style-name="P2"><text:s text:c="16"/>&lt;xs:element ref=”query”/&gt;</text:p>
      <text:p text:style-name="P2"><text:s text:c="16"/>&lt;xs:element ref=”fetch-plan”/&gt;</text:p>
      <text:p text:style-name="P2"><text:s text:c="12"/>&lt;/xs:choice&gt;</text:p>
      <text:p text:style-name="P2"><text:s text:c="12"/>&lt;xs:attributeGroup ref=”attlist.jdo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jdo”&gt;</text:p>
      <text:p text:style-name="P2"><text:s text:c="8"/>&lt;xs:attribute name=”catalog”/&gt;</text:p>
      <text:p text:style-name="P2"><text:s text:c="8"/>&lt;xs:attribute name=”schema”/&gt;</text:p>
      <text:p text:style-name="P2"><text:s text:c="4"/>&lt;/xs:attributeGroup&gt;</text:p>
      <text:p text:style-name="P2"><text:s text:c="4"/>&lt;xs:element name=”fetch-plan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fetch-pla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etch-plan”&gt;</text:p>
      <text:p text:style-name="P2"><text:s text:c="8"/>&lt;xs:attribute name=”name” default=””/&gt;</text:p>
      <text:p text:style-name="P2"><text:s text:c="8"/>&lt;xs:attribute name=”max-fetch-depth” default=”1”/&gt;</text:p>
      <text:p text:style-name="P2"><text:s text:c="8"/>&lt;xs:attribute name=”fetch-size” default=”0”/&gt;</text:p>
      <text:p text:style-name="P2"><text:s text:c="4"/>&lt;/xs:attributeGroup&gt;</text:p>
      <text:p text:style-name="P2"><text:s text:c="4"/>&lt;xs:element name=”package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interface”/&gt;</text:p>
      <text:p text:style-name="P2"><text:s text:c="16"/>&lt;xs:element ref=”class”/&gt;</text:p>
      <text:p text:style-name="P2"><text:s text:c="16"/>&lt;xs:element ref=”sequence”/&gt;</text:p>
      <text:p text:style-name="P2"><text:s text:c="12"/>&lt;/xs:choice&gt;</text:p>
      <text:p text:style-name="P2"><text:s text:c="12"/>&lt;xs:attributeGroup ref=”attlist.packag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ackage”&gt;</text:p>
      <text:p text:style-name="P2"><text:s text:c="8"/>&lt;xs:attribute name=”name” default=””/&gt;</text:p>
      <text:p text:style-name="P2"><text:s text:c="8"/>&lt;xs:attribute name=”catalog”/&gt;</text:p>
      <text:p text:style-name="P2"><text:s text:c="8"/>&lt;xs:attribute name=”schema”/&gt;</text:p>
      <text:p text:style-name="P2"><text:s text:c="4"/>&lt;/xs:attributeGroup&gt;</text:p>
      <text:p text:style-name="P2"><text:s text:c="4"/>&lt;xs:element name=”interfac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oft-page-break/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datastore-identity”/&gt;</text:p>
      <text:p text:style-name="P2"><text:s text:c="16"/>&lt;xs:element ref=”primary-key”/&gt;</text:p>
      <text:p text:style-name="P2"><text:s text:c="16"/>&lt;xs:element ref=”inheritance”/&gt;</text:p>
      <text:p text:style-name="P2"><text:s text:c="16"/>&lt;xs:element ref=”version”/&gt;</text:p>
      <text:p text:style-name="P2"><text:s text:c="16"/>&lt;xs:element ref=”joi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6"/>&lt;xs:element ref=”property”/&gt;</text:p>
      <text:p text:style-name="P2"><text:s text:c="16"/>&lt;xs:element ref=”query”/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interfa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terface”&gt;</text:p>
      <text:p text:style-name="P2"><text:s text:c="8"/>&lt;xs:attribute name=”name” use=”required”/&gt;</text:p>
      <text:p text:style-name="P2"><text:s text:c="8"/>&lt;xs:attribute name=”table”/&gt;</text:p>
      <text:p text:style-name="P2"><text:s text:c="8"/>&lt;xs:attribute name=”identity-typ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datastore”/&gt;</text:p>
      <text:p text:style-name="P2"><text:s text:c="20"/>&lt;xs:enumeration value=”application”/&gt;</text:p>
      <text:p text:style-name="P2"><text:s text:c="20"/>&lt;xs:enumeration value=”nondurabl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objectid-class”/&gt;</text:p>
      <text:p text:style-name="P2"><text:s text:c="8"/>&lt;xs:attribute name=”requires-extent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tach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-onl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oft-page-break/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catalog”/&gt;</text:p>
      <text:p text:style-name="P2"><text:s text:c="8"/>&lt;xs:attribute name=”schema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-rea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propert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array, collection and map,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ref=”array”/&gt;</text:p>
      <text:p text:style-name="P2"><text:s text:c="20"/>&lt;xs:element ref=”collection”/&gt;</text:p>
      <text:p text:style-name="P2"><text:s text:c="20"/>&lt;xs:element ref=”map”/&gt;</text:p>
      <text:p text:style-name="P2"><text:s text:c="16"/>&lt;/xs:choice&gt;</text:p>
      <text:p text:style-name="P2"><text:s text:c="16"/>&lt;xs:element ref=”join”/&gt;</text:p>
      <text:p text:style-name="P2"><text:s text:c="16"/>&lt;xs:element ref=”embedded”/&gt;</text:p>
      <text:p text:style-name="P2"><text:s text:c="16"/>&lt;xs:element ref=”element”/&gt;</text:p>
      <text:p text:style-name="P2"><text:s text:c="16"/>&lt;xs:element ref=”key”/&gt;</text:p>
      <text:p text:style-name="P2"><text:s text:c="16"/>&lt;xs:element ref=”value”/&gt;</text:p>
      <text:p text:style-name="P2"><text:s text:c="16"/>&lt;xs:element ref=”order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oft-page-break/><text:s text:c="12"/>&lt;xs:attributeGroup ref=”attlist.propert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roperty”&gt;</text:p>
      <text:p text:style-name="P2"><text:s text:c="8"/>&lt;xs:attribute name=”name” use=”required”/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t”/&gt;</text:p>
      <text:p text:style-name="P2"><text:s text:c="20"/>&lt;xs:enumeration value=”transactional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fetch-group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load-fetch-group”/&gt;</text:p>
      <text:p text:style-name="P2"><text:s text:c="8"/>&lt;xs:attribute name=”null-value” default=”non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default”/&gt;</text:p>
      <text:p text:style-name="P2"><text:s text:c="20"/>&lt;xs:enumeration value=”exception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rimary-key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oft-page-break/><text:s text:c="8"/>&lt;xs:attribute name=”value-strategy”/&gt;</text:p>
      <text:p text:style-name="P2"><text:s text:c="8"/>&lt;xs:attribute name=”sequence”/&gt;</text:p>
      <text:p text:style-name="P2"><text:s text:c="8"/>&lt;xs:attribute name=”serializ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field-type”/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8"/>&lt;xs:attribute name=”recursion-depth”/&gt;</text:p>
      <text:p text:style-name="P2"><text:s text:c="8"/>&lt;xs:attribute name=”field-name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class”&gt;</text:p>
      <text:p text:style-name="P2"><text:s text:c="8"/>&lt;xs:complexType&gt;</text:p>
      <text:p text:style-name="P2"><text:s text:c="12"/>&lt;xs:choice minOccurs=”0” maxOccurs=”unbounded”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implements”/&gt;</text:p>
      <text:p text:style-name="P2"><text:s text:c="16"/>&lt;xs:element ref=”datastore-identity”/&gt;</text:p>
      <text:p text:style-name="P2"><text:s text:c="16"/>&lt;xs:element ref=”primary-key”/&gt;</text:p>
      <text:p text:style-name="P2"><text:s text:c="16"/>&lt;xs:element ref=”inheritance”/&gt;</text:p>
      <text:p text:style-name="P2"><text:s text:c="16"/>&lt;xs:element ref=”version”/&gt;</text:p>
      <text:p text:style-name="P2"><text:s text:c="16"/>&lt;xs:element ref=”joi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6"/>&lt;xs:element ref=”column”/&gt;</text:p>
      <text:p text:style-name="P2"><text:s text:c="16"/>&lt;xs:element ref=”field”/&gt;</text:p>
      <text:p text:style-name="P2"><text:s text:c="16"/>&lt;xs:element ref=”property”/&gt;</text:p>
      <text:p text:style-name="P2"><text:s text:c="16"/>&lt;xs:element ref=”query”/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class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lass”&gt;</text:p>
      <text:p text:style-name="P2"><text:s text:c="8"/>&lt;xs:attribute name=”name” use=”required”/&gt;</text:p>
      <text:p text:style-name="P2"><text:s text:c="8"/>&lt;xs:attribute name=”identity-typ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application”/&gt;</text:p>
      <text:p text:style-name="P2"><text:s text:c="20"/>&lt;xs:enumeration value=”datastore”/&gt;</text:p>
      <text:p text:style-name="P2"><text:s text:c="20"/>&lt;xs:enumeration value=”nondurabl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objectid-class”/&gt;</text:p>
      <text:p text:style-name="P2"><text:s text:c="8"/>&lt;xs:attribute name=”table”/&gt;</text:p>
      <text:p text:style-name="P2"><text:s text:c="8"/>&lt;xs:attribute name=”requires-extent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ersistence-capable-superclass”/&gt;</text:p>
      <text:p text:style-name="P2"><text:s text:c="8"/>&lt;xs:attribute name=”detach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”embedded-onl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ce-capable”/&gt;</text:p>
      <text:p text:style-name="P2"><text:s text:c="20"/>&lt;xs:enumeration value=”persistence-aware”/&gt;</text:p>
      <text:p text:style-name="P2"><text:s text:c="20"/>&lt;xs:enumeration value=”non-persistent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catalog”/&gt;</text:p>
      <text:p text:style-name="P2"><text:s text:c="8"/>&lt;xs:attribute name=”schema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-rea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primary-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column”/&gt;</text:p>
      <text:p text:style-name="P2"><text:s text:c="12"/>&lt;/xs:choice&gt;</text:p>
      <text:p text:style-name="P2"><text:s text:c="12"/>&lt;xs:attributeGroup ref=”attlist.primary-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rimary-key”&gt;</text:p>
      <text:p text:style-name="P2"><text:s text:c="8"/>&lt;xs:attribute name=”name”/&gt;</text:p>
      <text:p text:style-name="P2"><text:s text:c="8"/>&lt;xs:attribute name=”column”/&gt;</text:p>
      <text:p text:style-name="P2"><text:s text:c="4"/>&lt;/xs:attributeGroup&gt;</text:p>
      <text:p text:style-name="P2"><text:s text:c="4"/>&lt;xs:element name=”join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oft-page-break/><text:s text:c="20"/>- primary-key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primary-key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joi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join”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outer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version”&gt;</text:p>
      <text:p text:style-name="P2"><text:soft-page-break/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versio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version”&gt;</text:p>
      <text:p text:style-name="P2"><text:s text:c="8"/>&lt;xs:attribute name=”strategy”/&gt;</text:p>
      <text:p text:style-name="P2"><text:s text:c="8"/>&lt;xs:attribute name=”column”/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datastore-identit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column”/&gt;</text:p>
      <text:p text:style-name="P2"><text:s text:c="12"/>&lt;/xs:choice&gt;</text:p>
      <text:p text:style-name="P2"><text:s text:c="12"/>&lt;xs:attributeGroup ref=”attlist.datastore-identit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datastore-identity”&gt;</text:p>
      <text:p text:style-name="P2"><text:s text:c="8"/>&lt;xs:attribute name=”column”/&gt;</text:p>
      <text:p text:style-name="P2"><text:s text:c="8"/>&lt;xs:attribute name=”strategy” default=”native”/&gt;</text:p>
      <text:p text:style-name="P2"><text:s text:c="8"/>&lt;xs:attribute name=”sequence”/&gt;</text:p>
      <text:p text:style-name="P2"><text:s text:c="4"/>&lt;/xs:attributeGroup&gt;</text:p>
      <text:p text:style-name="P2"><text:s text:c="4"/>&lt;xs:element name=”implements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implements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mplements”&gt;</text:p>
      <text:p text:style-name="P2"><text:s text:c="8"/>&lt;xs:attribute name=”name” use=”required”/&gt;</text:p>
      <text:p text:style-name="P2"><text:s text:c="4"/>&lt;/xs:attributeGroup&gt;</text:p>
      <text:p text:style-name="P2"><text:s text:c="4"/>&lt;xs:element name=”inheritance”&gt;</text:p>
      <text:p text:style-name="P2"><text:s text:c="8"/>&lt;xs:complexType&gt;</text:p>
      <text:p text:style-name="P2"><text:s text:c="12"/>&lt;xs:choice minOccurs=”0” maxOccurs=”unbounded”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join</text:p>
      <text:p text:style-name="P2"><text:s text:c="20"/>- discriminator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join”/&gt;</text:p>
      <text:p text:style-name="P2"><text:s text:c="16"/>&lt;xs:element ref=”discriminator”/&gt;</text:p>
      <text:p text:style-name="P2"><text:s text:c="12"/>&lt;/xs:choice&gt;</text:p>
      <text:p text:style-name="P2"><text:s text:c="12"/>&lt;xs:attributeGroup ref=”attlist.inheritan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heritance”&gt;</text:p>
      <text:p text:style-name="P2"><text:s text:c="8"/>&lt;xs:attribute name=”strategy”/&gt;</text:p>
      <text:p text:style-name="P2"><text:s text:c="4"/>&lt;/xs:attributeGroup&gt;</text:p>
      <text:p text:style-name="P2"><text:s text:c="4"/>&lt;xs:element name=”discriminator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discriminator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discriminator”&gt;</text:p>
      <text:p text:style-name="P2"><text:s text:c="8"/>&lt;xs:attribute name=”column”/&gt;</text:p>
      <text:p text:style-name="P2"><text:s text:c="8"/>&lt;xs:attribute name=”value”/&gt;</text:p>
      <text:p text:style-name="P2"><text:s text:c="8"/>&lt;xs:attribute name=”strategy”/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column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colum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olumn”&gt;</text:p>
      <text:p text:style-name="P2"><text:s text:c="8"/>&lt;xs:attribute name=”name”/&gt;</text:p>
      <text:p text:style-name="P2"><text:s text:c="8"/>&lt;xs:attribute name=”target”/&gt;</text:p>
      <text:p text:style-name="P2"><text:soft-page-break/><text:s text:c="8"/>&lt;xs:attribute name=”target-field”/&gt;</text:p>
      <text:p text:style-name="P2"><text:s text:c="8"/>&lt;xs:attribute name=”jdbc-type”/&gt;</text:p>
      <text:p text:style-name="P2"><text:s text:c="8"/>&lt;xs:attribute name=”sql-type”/&gt;</text:p>
      <text:p text:style-name="P2"><text:s text:c="8"/>&lt;xs:attribute name=”length”/&gt;</text:p>
      <text:p text:style-name="P2"><text:s text:c="8"/>&lt;xs:attribute name=”scale”/&gt;</text:p>
      <text:p text:style-name="P2"><text:s text:c="8"/>&lt;xs:attribute name=”allows-null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value”/&gt;</text:p>
      <text:p text:style-name="P2"><text:s text:c="8"/>&lt;xs:attribute name=”insert-value”/&gt;</text:p>
      <text:p text:style-name="P2"><text:s text:c="4"/>&lt;/xs:attributeGroup&gt;</text:p>
      <text:p text:style-name="P2"><text:s text:c="4"/>&lt;xs:element name=”field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array, collection, and map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ref=”array”/&gt;</text:p>
      <text:p text:style-name="P2"><text:s text:c="20"/>&lt;xs:element ref=”collection”/&gt;</text:p>
      <text:p text:style-name="P2"><text:s text:c="20"/>&lt;xs:element ref=”map”/&gt;</text:p>
      <text:p text:style-name="P2"><text:s text:c="16"/>&lt;/xs:choice&gt;</text:p>
      <text:p text:style-name="P2"><text:s text:c="16"/>&lt;xs:element ref=”join”/&gt;</text:p>
      <text:p text:style-name="P2"><text:s text:c="16"/>&lt;xs:element ref=”embedded”/&gt;</text:p>
      <text:p text:style-name="P2"><text:s text:c="16"/>&lt;xs:element ref=”element”/&gt;</text:p>
      <text:p text:style-name="P2"><text:s text:c="16"/>&lt;xs:element ref=”key”/&gt;</text:p>
      <text:p text:style-name="P2"><text:s text:c="16"/>&lt;xs:element ref=”value”/&gt;</text:p>
      <text:p text:style-name="P2"><text:s text:c="16"/>&lt;xs:element ref=”order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field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ield”&gt;</text:p>
      <text:p text:style-name="P2"><text:s text:c="8"/>&lt;xs:attribute name=”name” use=”required”/&gt;</text:p>
      <text:p text:style-name="P2"><text:s text:c="8"/>&lt;xs:attribute name=”persistence-modifier”&gt;</text:p>
      <text:p text:style-name="P2"><text:s text:c="12"/>&lt;xs:simpleType&gt;</text:p>
      <text:p text:style-name="P2"><text:soft-page-break/><text:s text:c="16"/>&lt;xs:restriction base=”xs:token”&gt;</text:p>
      <text:p text:style-name="P2"><text:s text:c="20"/>&lt;xs:enumeration value=”persistent”/&gt;</text:p>
      <text:p text:style-name="P2"><text:s text:c="20"/>&lt;xs:enumeration value=”transactional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field-type”/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primary-key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null-value” default=”non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exception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fetch-group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oft-page-break/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strategy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quence”/&gt;</text:p>
      <text:p text:style-name="P2"><text:s text:c="8"/>&lt;xs:attribute name=”load-fetch-group”/&gt;</text:p>
      <text:p text:style-name="P2"><text:s text:c="8"/>&lt;xs:attribute name=”recursion-depth”/&gt;</text:p>
      <text:p text:style-name="P2"><text:s text:c="8"/>&lt;xs:attribute name=”mapped-by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foreign-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and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oft-page-break/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foreign-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oreign-key”&gt;</text:p>
      <text:p text:style-name="P2"><text:s text:c="8"/>&lt;xs:attribute name=”table”/&gt;</text:p>
      <text:p text:style-name="P2"><text:s text:c="8"/>&lt;xs:attribute name=”deferr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lete-action” default=”restric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 default=”restric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name”/&gt;</text:p>
      <text:p text:style-name="P2"><text:s text:c="4"/>&lt;/xs:attributeGroup&gt;</text:p>
      <text:p text:style-name="P2"><text:s text:c="4"/>&lt;xs:element name=”collection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oft-page-break/><text:s text:c="12"/>&lt;/xs:sequence&gt;</text:p>
      <text:p text:style-name="P2"><text:s text:c="12"/>&lt;xs:attributeGroup ref=”attlist.collectio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ollection”&gt;</text:p>
      <text:p text:style-name="P2"><text:s text:c="8"/>&lt;xs:attribute name=”element-type”/&gt;</text:p>
      <text:p text:style-name="P2"><text:s text:c="8"/>&lt;xs:attribute name=”embedd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map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map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map”&gt;</text:p>
      <text:p text:style-name="P2"><text:s text:c="8"/>&lt;xs:attribute name=”key-type”/&gt;</text:p>
      <text:p text:style-name="P2"><text:s text:c="8"/>&lt;xs:attribute name=”embedded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”serialized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type”/&gt;</text:p>
      <text:p text:style-name="P2"><text:s text:c="8"/>&lt;xs:attribute name=”embedded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key”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”attlist.key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valu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oft-page-break/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valu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value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array”&gt;</text:p>
      <text:p text:style-name="P2"><text:s text:c="8"/>&lt;xs:complexType&gt;</text:p>
      <text:p text:style-name="P2"><text:s text:c="12"/>&lt;xs:sequence&gt;</text:p>
      <text:p text:style-name="P2"><text:soft-page-break/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arra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array”&gt;</text:p>
      <text:p text:style-name="P2"><text:s text:c="8"/>&lt;xs:attribute name=”element-type”/&gt;</text:p>
      <text:p text:style-name="P2"><text:s text:c="8"/>&lt;xs:attribute name=”embedd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lement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element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lement”&gt;</text:p>
      <text:p text:style-name="P2"><text:s text:c="8"/>&lt;xs:attribute name=”column”/&gt;</text:p>
      <text:p text:style-name="P2"><text:s text:c="8"/>&lt;xs:attribute name=”table”/&gt;</text:p>
      <text:p text:style-name="P2"><text:soft-page-break/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order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order”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”attlist.order”&gt;</text:p>
      <text:p text:style-name="P2"><text:s text:c="8"/>&lt;xs:attribute name=”column”/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fetch-group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fetch-group”/&gt;</text:p>
      <text:p text:style-name="P2"><text:s text:c="16"/>&lt;xs:element ref=”field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fetch-group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etch-group”&gt;</text:p>
      <text:p text:style-name="P2"><text:s text:c="8"/>&lt;xs:attribute name=”name” use=”required”/&gt;</text:p>
      <text:p text:style-name="P2"><text:s text:c="8"/>&lt;xs:attribute name=”post-loa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mbedded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field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embedded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mbedded”&gt;</text:p>
      <text:p text:style-name="P2"><text:s text:c="8"/>&lt;xs:attribute name=”owner-field”/&gt;</text:p>
      <text:p text:style-name="P2"><text:s text:c="8"/>&lt;xs:attribute name=”null-indicator-column”/&gt;</text:p>
      <text:p text:style-name="P2"><text:s text:c="8"/>&lt;xs:attribute name=”null-indicator-value”/&gt;</text:p>
      <text:p text:style-name="P2"><text:s text:c="4"/>&lt;/xs:attributeGroup&gt;</text:p>
      <text:p text:style-name="P2"><text:s text:c="4"/>&lt;xs:element name=”sequence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sequen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sequence”&gt;</text:p>
      <text:p text:style-name="P2"><text:s text:c="8"/>&lt;xs:attribute name=”name” use=”required”/&gt;</text:p>
      <text:p text:style-name="P2"><text:s text:c="8"/>&lt;xs:attribute name=”datastore-sequence”/&gt;</text:p>
      <text:p text:style-name="P2"><text:s text:c="8"/>&lt;xs:attribute name=”factory-class”/&gt;</text:p>
      <text:p text:style-name="P2"><text:s text:c="8"/>&lt;xs:attribute name=”strategy” use=”required”&gt;</text:p>
      <text:p text:style-name="P2"><text:s text:c="12"/>&lt;xs:simpleType&gt;</text:p>
      <text:p text:style-name="P2"><text:s text:c="16"/>&lt;xs:restriction base=”xs:token”&gt;</text:p>
      <text:p text:style-name="P2"><text:soft-page-break/><text:s text:c="20"/>&lt;xs:enumeration value=”nontransactional”/&gt;</text:p>
      <text:p text:style-name="P2"><text:s text:c="20"/>&lt;xs:enumeration value=”contiguous”/&gt;</text:p>
      <text:p text:style-name="P2"><text:s text:c="20"/>&lt;xs:enumeration value=”noncontiguous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index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index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dex”&gt;</text:p>
      <text:p text:style-name="P2"><text:s text:c="8"/>&lt;xs:attribute name=”name”/&gt;</text:p>
      <text:p text:style-name="P2"><text:s text:c="8"/>&lt;xs:attribute name=”table”/&gt;</text:p>
      <text:p text:style-name="P2"><text:s text:c="8"/>&lt;xs:attribute name=”uniqu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query”&gt;</text:p>
      <text:p text:style-name="P2"><text:s text:c="8"/>&lt;xs:complexType mixed=”true”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quer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query”&gt;</text:p>
      <text:p text:style-name="P2"><text:s text:c="8"/>&lt;xs:attribute name=”name” use=”required”/&gt;</text:p>
      <text:p text:style-name="P2"><text:s text:c="8"/>&lt;xs:attribute name=”language”/&gt;</text:p>
      <text:p text:style-name="P2"><text:s text:c="8"/>&lt;xs:attribute name=”unmodifi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oft-page-break/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result-class”/&gt;</text:p>
      <text:p text:style-name="P2"><text:s text:c="8"/>&lt;xs:attribute name=”fetch-plan”/&gt;</text:p>
      <text:p text:style-name="P2"><text:s text:c="4"/>&lt;/xs:attributeGroup&gt;</text:p>
      <text:p text:style-name="P2"><text:s text:c="4"/>&lt;xs:element name=”uniqu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uniqu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unique”&gt;</text:p>
      <text:p text:style-name="P2"><text:s text:c="8"/>&lt;xs:attribute name=”name”/&gt;</text:p>
      <text:p text:style-name="P2"><text:s text:c="8"/>&lt;xs:attribute name=”table”/&gt;</text:p>
      <text:p text:style-name="P2"><text:s text:c="8"/>&lt;xs:attribute name=”deferre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xtension”&gt;</text:p>
      <text:p text:style-name="P2"><text:s text:c="8"/>&lt;xs:complexType&gt;</text:p>
      <text:p text:style-name="P2"><text:s text:c="12"/>&lt;xs:complexContent&gt;</text:p>
      <text:p text:style-name="P2"><text:s text:c="16"/>&lt;xs:extension base=”any”&gt;</text:p>
      <text:p text:style-name="P2"><text:s text:c="20"/>&lt;xs:attributeGroup ref=”attlist.extension”/&gt;</text:p>
      <text:p text:style-name="P2"><text:s text:c="16"/>&lt;/xs:extension&gt;</text:p>
      <text:p text:style-name="P2"><text:s text:c="12"/>&lt;/xs:complexContent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xtension”&gt;</text:p>
      <text:p text:style-name="P2"><text:s text:c="8"/>&lt;xs:attribute name=”vendor-name” use=”required”/&gt;</text:p>
      <text:p text:style-name="P2"><text:soft-page-break/><text:s text:c="8"/>&lt;xs:attribute name=”key”/&gt;</text:p>
      <text:p text:style-name="P2"><text:s text:c="8"/>&lt;xs:attribute name=”value”/&gt;</text:p>
      <text:p text:style-name="P2"><text:s text:c="4"/>&lt;/xs:attributeGroup&gt;</text:p>
      <text:p text:style-name="P2"><text:s text:c="4"/>&lt;xs:complexType name=”any” mixed=”true”&gt;</text:p>
      <text:p text:style-name="P2"><text:s text:c="8"/>&lt;xs:sequence&gt;</text:p>
      <text:p text:style-name="P2"><text:s text:c="12"/>&lt;xs:any minOccurs=”0” maxOccurs=”unbounded” processContents=”skip”/&gt;</text:p>
      <text:p text:style-name="P2"><text:s text:c="8"/>&lt;/xs:sequence&gt;</text:p>
      <text:p text:style-name="P2"><text:s text:c="4"/>&lt;/xs:complexType&gt;</text:p>
      <text:p text:style-name="P2">&lt;/xs:schema&gt;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="100%" fo:margin-left="1in" fo:margin-right="0in" fo:margin-top="0.25in" fo:margin-bottom="0.1665in" style:line-height-at-least="0.278in" fo:text-align="center" style:justify-single-word="false" fo:orphans="0" fo:widows="0" fo:text-indent="-1in" style:auto-text-indent="false" fo:break-before="pag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2-06-24T14:10:55.11</meta:creation-date>
    <meta:editing-duration>PT5M10S</meta:editing-duration>
    <meta:generator>OpenOffice.org/3.4$Win32 OpenOffice.org_project/340m1$Build-9590</meta:generator>
    <dc:title>JDO_Chapter</dc:title>
    <dc:date>2012-07-31T20:15:57.55</dc:date>
    <meta:document-statistic meta:table-count="0" meta:image-count="0" meta:object-count="0" meta:page-count="24" meta:paragraph-count="1288" meta:word-count="2301" meta:character-count="508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